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OpenSymbol" svg:font-family="OpenSymbol, 'Arial Unicode MS'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paragraph-properties fo:margin-top="0in" fo:margin-bottom="0in">
        <style:tab-stops>
          <style:tab-stop style:position="0in"/>
          <style:tab-stop style:position="0.2945in"/>
        </style:tab-stops>
      </style:paragraph-properties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paragraph-properties fo:margin-top="0in" fo:margin-bottom="0.1965in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5" style:family="paragraph" style:parent-style-name="Table_20_Contents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6" style:family="paragraph" style:parent-style-name="Table_20_Contents">
      <style:paragraph-properties>
        <style:tab-stops>
          <style:tab-stop style:position="0in"/>
          <style:tab-stop style:position="0.2945in"/>
        </style:tab-stops>
      </style:paragraph-properties>
    </style:style>
    <style:style style:name="P7" style:family="paragraph" style:parent-style-name="Table_20_Contents">
      <style:text-properties fo:font-weight="bold" style:font-weight-asian="bold"/>
    </style:style>
    <style:style style:name="P8" style:family="paragraph" style:parent-style-name="Text_20_body" style:list-style-name="WW8Num3">
      <style:paragraph-properties fo:margin-top="0in" fo:margin-bottom="0in"/>
    </style:style>
    <style:style style:name="P9" style:family="paragraph" style:parent-style-name="Text_20_body">
      <style:paragraph-properties fo:margin-top="0in" fo:margin-bottom="0in">
        <style:tab-stops>
          <style:tab-stop style:position="0in"/>
          <style:tab-stop style:position="0.2945in"/>
        </style:tab-stops>
      </style:paragraph-properties>
    </style:style>
    <style:style style:name="P10" style:family="paragraph" style:parent-style-name="Text_20_body" style:list-style-name="WW8Num3">
      <style:paragraph-properties fo:margin-top="0in" fo:margin-bottom="0in">
        <style:tab-stops>
          <style:tab-stop style:position="0in"/>
          <style:tab-stop style:position="0.2945in"/>
        </style:tab-stops>
      </style:paragraph-properties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Standard" style:list-style-name="WW8Num2"/>
    <style:style style:name="P13" style:family="paragraph" style:parent-style-name="Standard" style:list-style-name="WW8Num2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fo:font-style="italic" fo:font-weight="bold" style:font-style-asian="italic" style:font-weight-asian="bold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13pt" fo:font-weight="bold" style:font-size-asian="13pt" style:font-weight-asian="bold" style:font-size-complex="13pt"/>
    </style:style>
    <style:style style:name="T11" style:family="text">
      <style:text-properties style:use-window-font-color="true" fo:background-color="transpar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MARK ESCOBEDO<text:tab/></text:span><text:span text:style-name="T2"><text:tab/><text:tab/><text:tab/><text:tab/><text:tab/> <text:s text:c="4"/><text:tab/><text:tab/> <text:s text:c="4"/></text:span>858-822-8329</text:p>
      <text:p text:style-name="Standard"><text:span text:style-name="T11">(Contact for mailing address)</text:span><text:tab/><text:tab/><text:tab/><text:tab/><text:tab/><text:tab/><text:tab/> <text:s text:c="8"/>mark@markescobedo.com</text:p>
      <text:p text:style-name="Standard"><text:tab/><text:tab/><text:tab/><text:tab/><text:tab/><text:tab/><text:tab/><text:tab/> <text:s text:c="6"/><text:tab/><text:tab/> <text:s/>http://www.markescobedo.com</text:p>
      <text:p text:style-name="Standard"><text:tab/></text:p>
      <text:p text:style-name="Standard"><text:tab/>Versatile, passionate and experimental individual who finds creative solutions to difficult problems. Focus on code optimization and a standard of excellence for all work.</text:p>
      <text:p text:style-name="Standard"/>
      <text:p text:style-name="P4">SKILLS:</text:p>
      <text:p text:style-name="P2">Java<text:tab/><text:tab/>Javascript<text:tab/>HTML5<text:tab/>C#<text:tab/><text:tab/><text:tab/>PHP<text:tab/><text:tab/><text:tab/><text:tab/>MySQL</text:p>
      <text:p text:style-name="P2">Scrum<text:tab/><text:tab/>MVC<text:tab/><text:tab/>REST API<text:tab/>AngularJs<text:tab/><text:tab/>Microsoft Visual Studio<text:tab/>C++</text:p>
      <text:p text:style-name="P2">Python<text:tab/><text:tab/>Unix<text:tab/><text:tab/>Eclipse IDE<text:tab/>Git<text:tab/><text:tab/> <text:tab/>SVN<text:tab/><text:tab/><text:tab/> <text:tab/>Xcode</text:p>
      <text:p text:style-name="P2">ASP .NET<text:tab/>CSS<text:tab/><text:tab/>XNA<text:tab/><text:tab/>NetBeans<text:tab/><text:tab/>Scalable Systems<text:tab/><text:tab/>Unity</text:p>
      <text:p text:style-name="P2"/>
      <text:p text:style-name="P1"><text:span text:style-name="T4">NOTABLE ACCOMPLISHMENTS:</text:span><text:tab/><text:tab/><text:tab/><text:tab/></text:p>
      <text:list xml:id="list786830885196642828" text:style-name="WW8Num3">
        <text:list-item>
          <text:p text:style-name="P8"><text:span text:style-name="T6">2012 UCSC Sammy Awards:</text:span><text:span text:style-name="T9"> </text:span><text:span text:style-name="T3">Design Innovation Award </text:span>for “Firewall”. </text:p>
          <text:list>
            <text:list-item>
              <text:p text:style-name="P8">Runner up for Grand Prize. Nominated for Technical Achievement Award and the Audio Award</text:p>
            </text:list-item>
            <text:list-item>
              <text:p text:style-name="P8">Responsible for programming weapons and other gameplay logic. Designed and implemented all particle effects, and programmed the 2D collision detection system for this 2D top down action strategy game http://www.firewallgame.com</text:p>
            </text:list-item>
          </text:list>
        </text:list-item>
        <text:list-item>
          <text:p text:style-name="P8"><text:span text:style-name="T6">2007 FIRST Robotics Vex League: </text:span><text:span text:style-name="T3">National Champion</text:span></text:p>
          <text:list>
            <text:list-item>
              <text:p text:style-name="P10">Worked with a team to design, build, and implement a robot using the VEX Educational Robotics Design System. Focused primarily on design and building, with some programming.</text:p>
            </text:list-item>
          </text:list>
        </text:list-item>
      </text:list>
      <text:p text:style-name="P2"/>
      <text:p text:style-name="P5">EDUCATION:</text:p>
      <text:p text:style-name="Table_20_Contents"/>
      <text:p text:style-name="Table_20_Contents"><text:span text:style-name="T7">University of California - Santa Cruz <text:s/><text:tab/></text:span>1156 High St. Santa Cruz, CA, 95060</text:p>
      <text:p text:style-name="Table_20_Contents">BS Computer Science: Computer Game Design<text:tab/><text:tab/><text:tab/><text:tab/><text:tab/> <text:s text:c="3"/><text:tab/><text:tab/>June 2012</text:p>
      <text:p text:style-name="Table_20_Contents"/>
      <text:p text:style-name="Table_20_Contents"><text:span text:style-name="T7">High Tech High International <text:s/><text:tab/><text:tab/></text:span>2855 Farragut Rd. San Diego, CA, 92106</text:p>
      <text:p text:style-name="P6">High School Diploma<text:tab/><text:tab/><text:tab/><text:tab/><text:tab/><text:tab/><text:tab/> <text:s text:c="9"/><text:tab/><text:tab/><text:tab/><text:tab/>June 2008</text:p>
      <text:p text:style-name="Table_20_Contents"/>
      <text:p text:style-name="P5">WORK EXPERIENCE:</text:p>
      <text:p text:style-name="P5"/>
      <text:p text:style-name="Standard"><text:span text:style-name="T10">Santa Clara County Water District</text:span><text:span text:style-name="T2"><text:tab/>Contractor<text:tab/> <text:s text:c="5"/>Morgan Hill, CA <text:s/></text:span><text:span text:style-name="T8">Feb.</text:span><text:span text:style-name="T9"> 2014 – April 2014</text:span></text:p>
      <text:p text:style-name="P3">Responsibilities:</text:p>
      <text:list xml:id="list761135466038951920" text:style-name="WW8Num2">
        <text:list-item>
          <text:p text:style-name="P12">Hired to create a game using HTML5 that will engage students countywide and teach them to be conscious of trash going down storm drains</text:p>
        </text:list-item>
        <text:list-item>
          <text:p text:style-name="P13">Worked on the entirety of the game, art, and sound effects</text:p>
        </text:list-item>
      </text:list>
      <text:p text:style-name="P7"/>
      <text:p text:style-name="Standard"><text:span text:style-name="T10">Dragon Research and Engineering</text:span><text:span text:style-name="T2"><text:tab/>Junior Engineer<text:tab/>San Diego, CA <text:s/></text:span><text:span text:style-name="T9">July 2013 - Sept. 2013</text:span></text:p>
      <text:p text:style-name="P3">Responsibilities:</text:p>
      <text:list xml:id="list35567059" text:continue-numbering="true" text:style-name="WW8Num2">
        <text:list-item>
          <text:p text:style-name="P12">Military contract work, working server-side on a rapid information reporting system</text:p>
        </text:list-item>
        <text:list-item>
          <text:p text:style-name="P12">Fixing bugs and implementing feature requests, working with Java and Javascript</text:p>
        </text:list-item>
      </text:list>
      <text:p text:style-name="P7"/>
      <text:p text:style-name="Standard"><text:span text:style-name="T10">Disney Mobile</text:span><text:span text:style-name="T5"><text:tab/><text:tab/><text:tab/></text:span><text:span text:style-name="T2"><text:tab/>Back-end Intern<text:tab/>Palo Alto, CA<text:tab/> <text:s/></text:span><text:span text:style-name="T9">July 2012 - May2013</text:span></text:p>
      <text:p text:style-name="P3">Responsibilities:</text:p>
      <text:list xml:id="list35568705" text:continue-numbering="true" text:style-name="WW8Num2">
        <text:list-item>
          <text:p text:style-name="P12">Leading development on a high traffic server to process customer acquisition requests using HTTP</text:p>
        </text:list-item>
        <text:list-item>
          <text:p text:style-name="P12">Working with advertising partners to implement their REST API requests, implemented with Jav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OpenSymbol" svg:font-family="OpenSymbol, 'Arial Unicode MS'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 style:font-name-complex="Ari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SimSun1" style:font-size-asian="14pt" style:font-weight-asian="bold" style:font-name-complex="Mang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/>
    </style:style>
    <style:style style:name="WW8Num2z0" style:family="text">
      <style:text-properties style:font-name="Times New Roman" style:font-name-complex="Symbol"/>
    </style:style>
    <style:style style:name="WW8Num2z1" style:family="text">
      <style:text-properties style:font-name="Wingdings 2" style:font-name-complex="Symbol"/>
    </style:style>
    <style:style style:name="WW8Num3z0" style:family="text">
      <style:text-properties style:font-name="Symbol" style:font-name-complex="Symbol"/>
    </style:style>
    <style:style style:name="WW8Num3z2" style:family="text">
      <style:text-properties style:font-name="Wingdings 2" style:font-name-complex="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1z0" style:family="text">
      <style:text-properties style:font-name="Symbol" style:font-name-complex="Symbol"/>
    </style:style>
    <style:style style:name="WW-Absatz-Standardschriftart111111111111" style:family="text"/>
    <style:style style:name="WW8Num4z0" style:family="text">
      <style:text-properties style:font-name="Symbol" style:font-name-complex="Symbol"/>
    </style:style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-Default_20_Paragraph_20_Font" style:display-name="WW-Default Paragraph Font" style:family="text"/>
    <style:style style:name="WW8NumSt1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style:font-name-complex="Symbol"/>
    </style:style>
    <style:style style:name="WW8NumSt5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WW8NumSt8z0" style:family="text">
      <style:text-properties style:font-name="Symbol" style:font-name-complex="Symbol"/>
    </style:style>
    <style:style style:name="WW-Default_20_Paragraph_20_Font1" style:display-name="WW-Default Paragraph Font1" style:family="text"/>
    <style:style style:name="WW-Absatz-Standardschriftart1111111111111111" style:family="text"/>
    <style:style style:name="Bullet_20_Symbols" style:display-name="Bullet Symbols" style:family="text">
      <style:text-properties style:font-name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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 2"/>
      </text:list-level-style-bullet>
      <text:list-level-style-bullet text:level="3" text:style-name="WW8Num2z1" style:num-suffix="." text:bullet-char="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 2"/>
      </text:list-level-style-bullet>
      <text:list-level-style-bullet text:level="4" text:style-name="WW8Num2z1" style:num-suffix=".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2z1" style:num-suffix="." text:bullet-char="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6" text:style-name="WW8Num2z1" style:num-suffix="." text:bullet-char="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 2"/>
      </text:list-level-style-bullet>
      <text:list-level-style-bullet text:level="7" text:style-name="WW8Num2z1" style:num-suffix=".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2z1" style:num-suffix="." text:bullet-char="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 2"/>
      </text:list-level-style-bullet>
      <text:list-level-style-bullet text:level="9" text:style-name="WW8Num2z1" style:num-suffix="." text:bullet-char="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2" style:num-suffix="." text:bullet-char="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 2"/>
      </text:list-level-style-bullet>
      <text:list-level-style-bullet text:level="4" text:style-name="WW8Num3z2" style:num-suffix=".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3z2" style:num-suffix="." text:bullet-char="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6" text:style-name="WW8Num3z2" style:num-suffix="." text:bullet-char="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 2"/>
      </text:list-level-style-bullet>
      <text:list-level-style-bullet text:level="7" text:style-name="WW8Num3z2" style:num-suffix=".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3z2" style:num-suffix="." text:bullet-char="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 2"/>
      </text:list-level-style-bullet>
      <text:list-level-style-bullet text:level="9" text:style-name="WW8Num3z2" style:num-suffix="." text:bullet-char="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272in" fo:margin-bottom="0.5in" fo:margin-left="0.7in" fo:margin-right="0.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 Escobedo</dc:title>
    <meta:initial-creator>Mark Escobedo</meta:initial-creator>
    <meta:creation-date>2011-03-23T13:24:00</meta:creation-date>
    <dc:date>2014-07-24T15:40:42</dc:date>
    <meta:print-date>2013-03-12T22:10:00</meta:print-date>
    <meta:editing-cycles>6</meta:editing-cycles>
    <meta:editing-duration>PT12M33S</meta:editing-duration>
    <meta:generator>OpenOffice.org/3.4.1$Win32 OpenOffice.org_project/341m1$Build-9593</meta:generator>
    <meta:document-statistic meta:table-count="0" meta:image-count="0" meta:object-count="0" meta:page-count="1" meta:paragraph-count="34" meta:word-count="330" meta:character-count="2291"/>
  </office:meta>
</office:document-meta>
</file>